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858cm" fo:min-width="2.941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376cm" fo:min-width="3.093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7.203cm" fo:min-width="5.61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556cm" fo:min-width="2.203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7cm" fo:min-width="0.654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7cm" fo:min-width="0.62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7cm" fo:min-width="0.688cm"/>
    </style:style>
    <style:style style:name="gr9" style:family="graphic" style:parent-style-name="objectwithoutfill">
      <style:graphic-properties draw:stroke="dash" draw:stroke-dash="Fine_20_Dashed" svg:stroke-width="0.05cm" svg:stroke-color="#808080" draw:marker-start-width="0.275cm" draw:marker-end-width="0.275cm" draw:fill="solid" draw:fill-color="#80808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2.576cm"/>
    </style:style>
    <style:style style:name="gr11" style:family="graphic" style:parent-style-name="objectwithoutfill">
      <style:graphic-properties draw:stroke="dash" draw:stroke-dash="Fine_20_Dashed" svg:stroke-width="0.05cm" svg:stroke-color="#808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95cm" fo:min-width="2.991cm"/>
    </style:style>
    <style:style style:name="gr1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357cm" fo:min-width="0.6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text-properties fo:color="#808080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67cm" svg:height="2.334cm" svg:x="1.666cm" svg:y="2.533cm">
          <text:p text:style-name="P1"><text:span text:style-name="T1">Microcontrôl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767cm" svg:height="1.8cm" svg:x="8.666cm" svg:y="2.866cm">
          <text:p text:style-name="P1"><text:span text:style-name="T1">MPU60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767cm" svg:height="1.8cm" svg:x="8.666cm" svg:y="6.633cm">
          <text:p text:style-name="P1"><text:span text:style-name="T1">AK8975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33cm" svg:height="7.667cm" svg:x="7.333cm" svg:y="1.333cm">
          <text:p/>
          <draw:enhanced-geometry svg:viewBox="0 0 21600 21600" draw:path-stretchpoint-x="10800" draw:path-stretchpoint-y="10800" draw:text-areas="?f3 ?f4 ?f5 ?f6" draw:type="round-rectangle" draw:modifiers="1251.704390509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03cm" svg:height="0.806cm" svg:x="7.297cm" svg:y="1.427cm">
          <draw:text-box>
            <text:p><text:span text:style-name="T1">MPU9150</text:span></text:p>
          </draw:text-box>
        </draw:frame>
        <draw:line draw:style-name="gr5" draw:text-style-name="P1" draw:layer="layout" svg:x1="5.333cm" svg:y1="3.666cm" svg:x2="8.666cm" svg:y2="3.666cm">
          <text:p/>
        </draw:line>
        <draw:line draw:style-name="gr5" draw:text-style-name="P1" draw:layer="layout" svg:x1="5.333cm" svg:y1="4cm" svg:x2="8.666cm" svg:y2="4cm">
          <text:p/>
        </draw:line>
        <draw:line draw:style-name="gr5" draw:text-style-name="P1" draw:layer="layout" svg:x1="10.233cm" svg:y1="4.666cm" svg:x2="10.233cm" svg:y2="6.666cm">
          <text:p/>
        </draw:line>
        <draw:line draw:style-name="gr5" draw:text-style-name="P1" draw:layer="layout" svg:x1="10.7cm" svg:y1="4.666cm" svg:x2="10.7cm" svg:y2="6.666cm">
          <text:p/>
        </draw:line>
        <draw:frame draw:style-name="gr6" draw:text-style-name="P4" draw:layer="layout" svg:width="1.154cm" svg:height="0.607cm" svg:x="5.333cm" svg:y="3.133cm">
          <draw:text-box>
            <text:p><text:span text:style-name="T2">SDA</text:span></text:p>
          </draw:text-box>
        </draw:frame>
        <draw:frame draw:style-name="gr7" draw:text-style-name="P4" draw:layer="layout" svg:width="1.12cm" svg:height="0.607cm" svg:x="5.333cm" svg:y="3.934cm">
          <draw:text-box>
            <text:p><text:span text:style-name="T2">SCL</text:span></text:p>
          </draw:text-box>
        </draw:frame>
        <draw:frame draw:style-name="gr8" draw:text-style-name="P4" draw:layer="layout" svg:width="1.188cm" svg:height="0.607cm" svg:x="8.566cm" svg:y="4.093cm">
          <draw:text-box>
            <text:p><text:span text:style-name="T2">0x68</text:span></text:p>
          </draw:text-box>
        </draw:frame>
        <draw:frame draw:style-name="gr6" draw:text-style-name="P4" draw:layer="layout" svg:width="1.154cm" svg:height="0.607cm" svg:x="9.179cm" svg:y="4.666cm">
          <draw:text-box>
            <text:p><text:span text:style-name="T2">SDA</text:span></text:p>
          </draw:text-box>
        </draw:frame>
        <draw:frame draw:style-name="gr7" draw:text-style-name="P4" draw:layer="layout" svg:width="1.12cm" svg:height="0.607cm" svg:x="10.666cm" svg:y="4.666cm">
          <draw:text-box>
            <text:p><text:span text:style-name="T2">SCL</text:span></text:p>
          </draw:text-box>
        </draw:frame>
        <draw:line draw:style-name="gr9" draw:text-style-name="P5" draw:layer="layout" svg:x1="7cm" svg:y1="4cm" svg:x2="5.333cm" svg:y2="6cm">
          <text:p/>
        </draw:line>
        <draw:frame draw:style-name="gr10" draw:text-style-name="P6" draw:layer="layout" svg:width="3.076cm" svg:height="0.645cm" svg:x="3.666cm" svg:y="6cm">
          <draw:text-box>
            <text:p><text:span text:style-name="T3">Bus I²C principal</text:span></text:p>
          </draw:text-box>
        </draw:frame>
        <draw:line draw:style-name="gr11" draw:text-style-name="P1" draw:layer="layout" svg:x1="10.666cm" svg:y1="5.333cm" svg:x2="13cm" svg:y2="5.666cm">
          <text:p/>
        </draw:line>
        <draw:frame draw:style-name="gr12" draw:text-style-name="P6" draw:layer="layout" svg:width="3.491cm" svg:height="0.645cm" svg:x="11.924cm" svg:y="5.688cm">
          <draw:text-box>
            <text:p><text:span text:style-name="T3">Bus I²C secondaire</text:span></text:p>
          </draw:text-box>
        </draw:frame>
        <draw:frame draw:style-name="gr13" draw:text-style-name="P4" draw:layer="layout" svg:width="1.171cm" svg:height="0.607cm" svg:x="8.566cm" svg:y="7.9cm">
          <draw:text-box>
            <text:p><text:span text:style-name="T2">0x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908cm" fo:margin-left="1cm" fo:margin-right="5.69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5T22:55:06.852684590</dc:date>
    <meta:editing-duration>PT58S</meta:editing-duration>
    <meta:editing-cycles>1</meta:editing-cycles>
    <meta:document-statistic meta:object-count="19"/>
    <meta:generator>LibreOffice/4.3.3.2$Linux_x86 LibreOffice_project/430m0$Build-2</meta:generator>
  </office:meta>
</office:document-meta>
</file>